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1812" officeooo:paragraph-rsid="00382e1a" style:font-weight-asian="bold" style:font-weight-complex="bold"/>
    </style:style>
    <style:style style:name="P2" style:family="paragraph" style:parent-style-name="Heading_20_2">
      <style:text-properties officeooo:rsid="001d4a08" officeooo:paragraph-rsid="00382e1a"/>
    </style:style>
    <style:style style:name="P3" style:family="paragraph" style:parent-style-name="Text_20_body">
      <style:text-properties fo:font-weight="bold" officeooo:rsid="004193ec" officeooo:paragraph-rsid="004193ec" style:font-weight-asian="bold" style:font-weight-complex="bold"/>
    </style:style>
    <style:style style:name="P4" style:family="paragraph" style:parent-style-name="Text_20_body">
      <style:text-properties fo:font-weight="normal" officeooo:rsid="004193ec" officeooo:paragraph-rsid="004193ec" style:font-weight-asian="normal" style:font-weight-complex="normal"/>
    </style:style>
    <style:style style:name="P5" style:family="paragraph" style:parent-style-name="Text_20_body">
      <style:text-properties fo:font-weight="normal" officeooo:rsid="003fc73c" officeooo:paragraph-rsid="003fc73c" style:font-weight-asian="normal" style:font-weight-complex="normal"/>
    </style:style>
    <style:style style:name="P6" style:family="paragraph" style:parent-style-name="Heading_20_2">
      <style:text-properties officeooo:rsid="00100da8" officeooo:paragraph-rsid="00382e1a"/>
    </style:style>
    <style:style style:name="P7" style:family="paragraph" style:parent-style-name="Text_20_body">
      <style:text-properties fo:font-weight="bold" officeooo:rsid="003fc73c" officeooo:paragraph-rsid="003fc73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0b25" style:font-weight-asian="normal" style:font-weight-complex="normal"/>
    </style:style>
    <style:style style:name="T3" style:family="text">
      <style:text-properties officeooo:rsid="001bce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span text:style-name="T1"> Pradyumn R Pai<text:tab/><text:tab/><text:tab/><text:tab/><text:tab/><text:tab/><text:tab/></text:span></text:p>
      <text:p text:style-name="P1">Roll No:<text:span text:style-name="T1"> 50</text:span></text:p>
      <text:p text:style-name="P1">Class: <text:span text:style-name="T1">CS</text:span><text:span text:style-name="T2">7</text:span><text:span text:style-name="T1">A</text:span></text:p>
      <text:h text:style-name="P2" text:outline-level="2">PROGRAM <text:span text:style-name="T3">CODE</text:span></text:h>
      <text:p text:style-name="P3">grammar.c:</text:p>
      <text:p text:style-name="P4">#include &lt;stdio.h&gt;</text:p>
      <text:p text:style-name="P4">#include &lt;stdlib.h&gt;</text:p>
      <text:p text:style-name="P4">#include &lt;string.h&gt;</text:p>
      <text:p text:style-name="P4">#include &lt;stdbool.h&gt;</text:p>
      <text:p text:style-name="P4"/>
      <text:p text:style-name="P4">struct ProductionRule{</text:p>
      <text:p text:style-name="P4"><text:s text:c="4"/>char symbol;</text:p>
      <text:p text:style-name="P4"><text:s text:c="4"/>char expression[20];</text:p>
      <text:p text:style-name="P4">};</text:p>
      <text:p text:style-name="P4"/>
      <text:p text:style-name="P4">struct Grammar{</text:p>
      <text:p text:style-name="P4"><text:s text:c="4"/>char startState;</text:p>
      <text:p text:style-name="P4"><text:s text:c="4"/>char* non_terminals;</text:p>
      <text:p text:style-name="P4"><text:s text:c="4"/>char* terminals;</text:p>
      <text:p text:style-name="P4"><text:s text:c="4"/>struct ProductionRule* rules;</text:p>
      <text:p text:style-name="P4"><text:s text:c="4"/>int production_num;</text:p>
      <text:p text:style-name="P4">};</text:p>
      <text:p text:style-name="P4"/>
      <text:p text:style-name="P4">struct LMDStackNode {</text:p>
      <text:p text:style-name="P4"><text:s text:c="4"/>struct ProductionRule rule;</text:p>
      <text:p text:style-name="P4"><text:s text:c="4"/>struct LMDStackNode* next;</text:p>
      <text:p text:style-name="P4">};</text:p>
      <text:p text:style-name="P4"/>
      <text:p text:style-name="P4">struct LMDStackNode* head = NULL;</text:p>
      <text:p text:style-name="P4"/>
      <text:p text:style-name="P4">void free_grammar(struct Grammar* g){</text:p>
      <text:p text:style-name="P4"><text:s text:c="4"/>if (!g) return;</text:p>
      <text:p text:style-name="P4"><text:soft-page-break/><text:s text:c="4"/>if (g-&gt;non_terminals) free(g-&gt;non_terminals);</text:p>
      <text:p text:style-name="P4"><text:s text:c="4"/>if (g-&gt;terminals) free(g-&gt;terminals);</text:p>
      <text:p text:style-name="P4"><text:s text:c="4"/>if (g-&gt;rules) free(g-&gt;rules);</text:p>
      <text:p text:style-name="P4"><text:s text:c="4"/>free(g);</text:p>
      <text:p text:style-name="P4">}</text:p>
      <text:p text:style-name="P4"/>
      <text:p text:style-name="P4">int find_index(char s[], char c){</text:p>
      <text:p text:style-name="P4"><text:s text:c="4"/>int n = strlen(s);</text:p>
      <text:p text:style-name="P4"><text:s text:c="4"/>for (int i=0;i&lt;n;++i){</text:p>
      <text:p text:style-name="P4"><text:s text:c="8"/>if (s[i]==c){</text:p>
      <text:p text:style-name="P4"><text:s text:c="12"/>return i;</text:p>
      <text:p text:style-name="P4"><text:s text:c="8"/>}</text:p>
      <text:p text:style-name="P4"><text:s text:c="4"/>}</text:p>
      <text:p text:style-name="P4"><text:s text:c="4"/>return -1;</text:p>
      <text:p text:style-name="P4">}</text:p>
      <text:p text:style-name="P4"/>
      <text:p text:style-name="P4">bool str_contains(char str[],char c){</text:p>
      <text:p text:style-name="P4"><text:s text:c="4"/>return find_index(str,c)!=-1;</text:p>
      <text:p text:style-name="P4">}</text:p>
      <text:p text:style-name="P4"/>
      <text:p text:style-name="P4"/>
      <text:p text:style-name="P4">void add_str(char str[], char c){</text:p>
      <text:p text:style-name="P4"><text:s text:c="4"/>int n = strlen(str);</text:p>
      <text:p text:style-name="P4"><text:s text:c="4"/>for (int i=0;i&lt;n;++i){</text:p>
      <text:p text:style-name="P4"><text:s text:c="8"/>if (str[i]==c){</text:p>
      <text:p text:style-name="P4"><text:s text:c="12"/>return ;</text:p>
      <text:p text:style-name="P4"><text:s text:c="8"/>}</text:p>
      <text:p text:style-name="P4"><text:s text:c="4"/>}</text:p>
      <text:p text:style-name="P4"><text:s text:c="4"/>str[n] = c;</text:p>
      <text:p text:style-name="P4"><text:s text:c="4"/>str[n+1] = '\0';</text:p>
      <text:p text:style-name="P4">}</text:p>
      <text:p text:style-name="P4"><text:soft-page-break/></text:p>
      <text:p text:style-name="P4">bool validTerminal(struct Grammar* g, char c){</text:p>
      <text:p text:style-name="P4"><text:s text:c="4"/>return str_contains(g-&gt;terminals,c);</text:p>
      <text:p text:style-name="P4">}</text:p>
      <text:p text:style-name="P4"/>
      <text:p text:style-name="P4">bool validNonTerminal(struct Grammar* g, char c){</text:p>
      <text:p text:style-name="P4"><text:s text:c="4"/>return str_contains(g-&gt;non_terminals,c);</text:p>
      <text:p text:style-name="P4">}</text:p>
      <text:p text:style-name="P4"/>
      <text:p text:style-name="P4">bool validInput(struct Grammar* g, char input[]){</text:p>
      <text:p text:style-name="P4"><text:s text:c="4"/>int n = strlen(input);</text:p>
      <text:p text:style-name="P4"><text:s text:c="4"/>for (int i=0;i&lt;n;++i){</text:p>
      <text:p text:style-name="P4"><text:s text:c="8"/>if (!validTerminal(g,input[i])){</text:p>
      <text:p text:style-name="P4"><text:s text:c="12"/>return true;</text:p>
      <text:p text:style-name="P4"><text:s text:c="8"/>}</text:p>
      <text:p text:style-name="P4"><text:s text:c="4"/>}</text:p>
      <text:p text:style-name="P4"><text:s text:c="4"/>return true;</text:p>
      <text:p text:style-name="P4">}</text:p>
      <text:p text:style-name="P4"/>
      <text:p text:style-name="P4">bool validExpansion(struct Grammar* g, char input[]){</text:p>
      <text:p text:style-name="P4"><text:s text:c="4"/>int n = strlen(input);</text:p>
      <text:p text:style-name="P4"><text:s text:c="4"/>if (n==1 &amp;&amp; input[0]=='e') return true;</text:p>
      <text:p text:style-name="P4"><text:s text:c="4"/>for (int i=0;i&lt;n;++i){</text:p>
      <text:p text:style-name="P4"><text:s text:c="8"/>if (!validTerminal(g,input[i]) &amp;&amp; !validNonTerminal(g,input[i])){</text:p>
      <text:p text:style-name="P4"><text:s text:c="12"/>return true;</text:p>
      <text:p text:style-name="P4"><text:s text:c="8"/>}</text:p>
      <text:p text:style-name="P4"><text:s text:c="4"/>}</text:p>
      <text:p text:style-name="P4"><text:s text:c="4"/>return true;</text:p>
      <text:p text:style-name="P4">}</text:p>
      <text:p text:style-name="P4"/>
      <text:p text:style-name="P4">struct Grammar* read_grammar() {</text:p>
      <text:p text:style-name="P4"><text:soft-page-break/><text:s text:c="4"/>int num_non_terminal, num_terminal, num_production_rule;</text:p>
      <text:p text:style-name="P4"><text:s text:c="4"/>scanf("%d %d %d",&amp;num_non_terminal,&amp;num_terminal,&amp;num_production_rule);</text:p>
      <text:p text:style-name="P4"/>
      <text:p text:style-name="P4"><text:s text:c="4"/>struct Grammar* g = malloc(sizeof(struct Grammar));</text:p>
      <text:p text:style-name="P4"><text:s text:c="4"/>if (!g){</text:p>
      <text:p text:style-name="P4"><text:s text:c="8"/>printf("Coulnd't create grammar\n");</text:p>
      <text:p text:style-name="P4"><text:s text:c="8"/>return NULL;</text:p>
      <text:p text:style-name="P4"><text:s text:c="4"/>}</text:p>
      <text:p text:style-name="P4"><text:s text:c="4"/>scanf(" %c",&amp;g-&gt;startState);</text:p>
      <text:p text:style-name="P4"><text:s text:c="4"/>if (g-&gt;startState==EOF){</text:p>
      <text:p text:style-name="P4"><text:s text:c="8"/>printf("Reached EOF when reading start state\n");</text:p>
      <text:p text:style-name="P4"><text:s text:c="8"/>free_grammar(g);</text:p>
      <text:p text:style-name="P4"><text:s text:c="8"/>return NULL;</text:p>
      <text:p text:style-name="P4"><text:s text:c="4"/>}</text:p>
      <text:p text:style-name="P4"><text:s text:c="4"/>g-&gt;production_num = num_production_rule;</text:p>
      <text:p text:style-name="P4"/>
      <text:p text:style-name="P4"><text:s text:c="4"/>//Read non terminals</text:p>
      <text:p text:style-name="P4"><text:s text:c="4"/>g-&gt;non_terminals = malloc(sizeof(char)*num_non_terminal);</text:p>
      <text:p text:style-name="P4"><text:s text:c="4"/>if (!g-&gt;non_terminals){</text:p>
      <text:p text:style-name="P4"><text:s text:c="8"/>printf("Couldnt' allocate non terminals\n");</text:p>
      <text:p text:style-name="P4"><text:s text:c="8"/>free_grammar(g);</text:p>
      <text:p text:style-name="P4"><text:s text:c="8"/>return NULL;</text:p>
      <text:p text:style-name="P4"><text:s text:c="4"/>}</text:p>
      <text:p text:style-name="P4"><text:s text:c="4"/>for (int i=0;i&lt;num_non_terminal;++i){</text:p>
      <text:p text:style-name="P4"><text:s text:c="8"/>char c;</text:p>
      <text:p text:style-name="P4"><text:s text:c="8"/>scanf(" %c",&amp;c);</text:p>
      <text:p text:style-name="P4"><text:s text:c="8"/>if (c==EOF){</text:p>
      <text:p text:style-name="P4"><text:s text:c="12"/>printf("Reached EOF when reading non terminals\n");</text:p>
      <text:p text:style-name="P4"><text:s text:c="12"/>free_grammar(g);</text:p>
      <text:p text:style-name="P4"><text:s text:c="12"/>return NULL;</text:p>
      <text:p text:style-name="P4"><text:s text:c="8"/>}</text:p>
      <text:p text:style-name="P4"><text:soft-page-break/><text:s text:c="8"/>g-&gt;non_terminals[i] = c;</text:p>
      <text:p text:style-name="P4"><text:s text:c="4"/>}</text:p>
      <text:p text:style-name="P4"><text:s text:c="4"/>g-&gt;non_terminals[num_non_terminal] = '\0';</text:p>
      <text:p text:style-name="P4"/>
      <text:p text:style-name="P4"><text:s text:c="4"/>//Read terminals</text:p>
      <text:p text:style-name="P4"><text:s text:c="4"/>g-&gt;terminals = malloc(sizeof(char)*num_terminal);</text:p>
      <text:p text:style-name="P4"><text:s text:c="4"/>for (int i=0;i&lt;num_terminal;++i){</text:p>
      <text:p text:style-name="P4"><text:s text:c="8"/>char c;</text:p>
      <text:p text:style-name="P4"><text:s text:c="8"/>scanf(" %c",&amp;c);</text:p>
      <text:p text:style-name="P4"><text:s text:c="8"/>if (c==EOF){</text:p>
      <text:p text:style-name="P4"><text:s text:c="12"/>printf("Reached EOF when reading terminals\n");</text:p>
      <text:p text:style-name="P4"><text:s text:c="12"/>free_grammar(g);</text:p>
      <text:p text:style-name="P4"><text:s text:c="12"/>return NULL;</text:p>
      <text:p text:style-name="P4"><text:s text:c="8"/>}</text:p>
      <text:p text:style-name="P4"><text:s text:c="8"/>g-&gt;terminals[i] = c;</text:p>
      <text:p text:style-name="P4"><text:s text:c="4"/>}</text:p>
      <text:p text:style-name="P4"><text:s text:c="4"/>g-&gt;terminals[num_terminal] = '\0';</text:p>
      <text:p text:style-name="P4"/>
      <text:p text:style-name="P4"><text:s text:c="4"/>//Read Production Rules</text:p>
      <text:p text:style-name="P4"><text:s text:c="4"/>g-&gt;rules = malloc(sizeof(struct ProductionRule)*num_production_rule);</text:p>
      <text:p text:style-name="P4"><text:s text:c="4"/>if (!g){</text:p>
      <text:p text:style-name="P4"><text:s text:c="8"/>printf("Error reading production rules\n");</text:p>
      <text:p text:style-name="P4"><text:s text:c="8"/>free_grammar(g);</text:p>
      <text:p text:style-name="P4"><text:s text:c="8"/>return NULL;</text:p>
      <text:p text:style-name="P4"><text:s text:c="4"/>}</text:p>
      <text:p text:style-name="P4"><text:s text:c="4"/>for (int i=0;i&lt;num_production_rule;++i){</text:p>
      <text:p text:style-name="P4"><text:s text:c="8"/>char rule[20];</text:p>
      <text:p text:style-name="P4"><text:s text:c="8"/>scanf("%s",rule);</text:p>
      <text:p text:style-name="P4"><text:s text:c="8"/>sscanf(rule,"%c-&gt;%s",&amp;(g-&gt;rules[i].symbol),&amp;g-&gt;rules[i].expression);</text:p>
      <text:p text:style-name="P4"><text:s text:c="8"/>if (!validNonTerminal(g,g-&gt;rules[i].symbol) || !validExpansion(g,g-&gt;rules[i].expression)){</text:p>
      <text:p text:style-name="P4"><text:soft-page-break/><text:s text:c="12"/>printf("Production rule %s invalid\n",rule);</text:p>
      <text:p text:style-name="P4"><text:s text:c="12"/>if (!validNonTerminal(g,g-&gt;rules[i].symbol)){</text:p>
      <text:p text:style-name="P4"><text:s text:c="16"/>printf("Invalid symbol on LHS\n");</text:p>
      <text:p text:style-name="P4"><text:s text:c="12"/>}</text:p>
      <text:p text:style-name="P4"><text:s text:c="12"/>if (!validExpansion(g,g-&gt;rules[i].expression)){</text:p>
      <text:p text:style-name="P4"><text:s text:c="16"/>printf("Invalid expression on RHS");</text:p>
      <text:p text:style-name="P4"><text:s text:c="12"/>}</text:p>
      <text:p text:style-name="P4"><text:s text:c="12"/>free_grammar(g);</text:p>
      <text:p text:style-name="P4"><text:s text:c="12"/>return NULL;</text:p>
      <text:p text:style-name="P4"><text:s text:c="8"/>}</text:p>
      <text:p text:style-name="P4"><text:s text:c="4"/>}</text:p>
      <text:p text:style-name="P4"/>
      <text:p text:style-name="P4"><text:s text:c="4"/>return g;</text:p>
      <text:p text:style-name="P4">}</text:p>
      <text:p text:style-name="P4"/>
      <text:p text:style-name="P4">void push_derivation(struct ProductionRule r){</text:p>
      <text:p text:style-name="P4"><text:s text:c="4"/>struct LMDStackNode* n = malloc(sizeof(struct LMDStackNode));</text:p>
      <text:p text:style-name="P4"><text:s text:c="4"/>n-&gt;next = head;</text:p>
      <text:p text:style-name="P4"><text:s text:c="4"/>n-&gt;rule = r;</text:p>
      <text:p text:style-name="P4"><text:s text:c="4"/>head = n;</text:p>
      <text:p text:style-name="P4">}</text:p>
      <text:p text:style-name="P4"/>
      <text:p text:style-name="P4">bool empty_derivation(){</text:p>
      <text:p text:style-name="P4"><text:s text:c="4"/>if (head) return false;</text:p>
      <text:p text:style-name="P4"><text:s text:c="4"/>return true;</text:p>
      <text:p text:style-name="P4">}</text:p>
      <text:p text:style-name="P4"/>
      <text:p text:style-name="P4">void pop_derivation(){</text:p>
      <text:p text:style-name="P4"><text:s text:c="4"/>if (!head) return;</text:p>
      <text:p text:style-name="P4"><text:s text:c="4"/>struct LMDStackNode* n = head-&gt;next;</text:p>
      <text:p text:style-name="P4"><text:s text:c="4"/>free(head);</text:p>
      <text:p text:style-name="P4"><text:soft-page-break/><text:s text:c="4"/>head = n;</text:p>
      <text:p text:style-name="P4">}</text:p>
      <text:p text:style-name="P4"/>
      <text:p text:style-name="P4">struct ProductionRule top_derivation(){</text:p>
      <text:p text:style-name="P4"><text:s text:c="4"/>return head-&gt;rule;</text:p>
      <text:p text:style-name="P4">}</text:p>
      <text:p text:style-name="P4"/>
      <text:p text:style-name="P4"/>
      <text:p text:style-name="P4">void print_delete_derivation(){</text:p>
      <text:p text:style-name="P4"><text:s text:c="4"/>if (empty_derivation()) return;</text:p>
      <text:p text:style-name="P4"><text:s text:c="4"/>struct ProductionRule p = top_derivation();</text:p>
      <text:p text:style-name="P4"><text:s text:c="4"/>pop_derivation();</text:p>
      <text:p text:style-name="P4"><text:s text:c="4"/>print_delete_derivation();</text:p>
      <text:p text:style-name="P4"><text:s text:c="4"/>printf("%c-&gt;%s\n",p.symbol,p.expression);</text:p>
      <text:p text:style-name="P4">}</text:p>
      <text:p text:style-name="P3">first_follow.c:</text:p>
      <text:p text:style-name="P5">#include "grammar.c"</text:p>
      <text:p text:style-name="P5">int n,m;</text:p>
      <text:p text:style-name="P5">bool changed;</text:p>
      <text:p text:style-name="P5"/>
      <text:p text:style-name="P5">void update(int** matrix, int i, int j, bool new){</text:p>
      <text:p text:style-name="P5"><text:s text:c="4"/>if (!new || matrix[i][j]) return;</text:p>
      <text:p text:style-name="P5"><text:s text:c="4"/>matrix[i][j] = true;</text:p>
      <text:p text:style-name="P5"><text:s text:c="4"/>changed = true;</text:p>
      <text:p text:style-name="P5">}</text:p>
      <text:p text:style-name="P5"/>
      <text:p text:style-name="P5">void update_set(int* st1, int* st2, int size){</text:p>
      <text:p text:style-name="P5"><text:s text:c="4"/>for (int i=0;i&lt;size;++i){</text:p>
      <text:p text:style-name="P5"><text:s text:c="8"/>if (!st1[i] &amp;&amp; st2[i]){</text:p>
      <text:p text:style-name="P5"><text:s text:c="12"/>st1[i] = true;</text:p>
      <text:p text:style-name="P5"><text:s text:c="12"/>changed = true;</text:p>
      <text:p text:style-name="P5"><text:soft-page-break/><text:s text:c="8"/>}</text:p>
      <text:p text:style-name="P5"><text:s text:c="4"/>}</text:p>
      <text:p text:style-name="P5">}</text:p>
      <text:p text:style-name="P5"/>
      <text:p text:style-name="P5">void find_first(struct Grammar* g, int** first){</text:p>
      <text:p text:style-name="P5"><text:s text:c="4"/>changed = true;</text:p>
      <text:p text:style-name="P5"><text:s text:c="4"/>int production_num = g-&gt;production_num;</text:p>
      <text:p text:style-name="P5"><text:s text:c="4"/>while (changed){</text:p>
      <text:p text:style-name="P5"><text:s text:c="8"/>changed = false;</text:p>
      <text:p text:style-name="P5"><text:s text:c="8"/>for (int p=0;p&lt;production_num;++p){</text:p>
      <text:p text:style-name="P5"><text:s text:c="12"/>int X = find_index(g-&gt;non_terminals,g-&gt;rules[p].symbol);</text:p>
      <text:p text:style-name="P5"><text:s text:c="12"/>char* expression = g-&gt;rules[p].expression;</text:p>
      <text:p text:style-name="P5"><text:s text:c="12"/>if (X&lt;0){</text:p>
      <text:p text:style-name="P5"><text:s text:c="16"/>continue;</text:p>
      <text:p text:style-name="P5"><text:s text:c="12"/>}</text:p>
      <text:p text:style-name="P5"><text:s text:c="12"/>int k = strlen(expression);</text:p>
      <text:p text:style-name="P5"><text:s text:c="12"/>if (k==1 &amp;&amp; expression[0]=='e'){</text:p>
      <text:p text:style-name="P5"><text:s text:c="16"/>update(first,X,m,true);</text:p>
      <text:p text:style-name="P5"><text:s text:c="16"/>continue;</text:p>
      <text:p text:style-name="P5"><text:s text:c="12"/>}</text:p>
      <text:p text:style-name="P5"><text:s text:c="12"/></text:p>
      <text:p text:style-name="P5"><text:s text:c="12"/>bool nullable = true;</text:p>
      <text:p text:style-name="P5"><text:s text:c="12"/>for (int i=0;i&lt;k;++i){</text:p>
      <text:p text:style-name="P5"><text:s text:c="16"/>int Y = find_index(g-&gt;non_terminals,expression[i]);</text:p>
      <text:p text:style-name="P5"><text:s text:c="16"/>if (Y&lt;0){</text:p>
      <text:p text:style-name="P5"><text:s text:c="20"/>// Terminal encountered</text:p>
      <text:p text:style-name="P5"><text:s text:c="20"/>int t = find_index(g-&gt;terminals,expression[i]);</text:p>
      <text:p text:style-name="P5"><text:s text:c="20"/>update(first,X,t,true);</text:p>
      <text:p text:style-name="P5"><text:s text:c="20"/>nullable = false;</text:p>
      <text:p text:style-name="P5"><text:s text:c="20"/>break;</text:p>
      <text:p text:style-name="P5"><text:s text:c="16"/>}</text:p>
      <text:p text:style-name="P5"><text:soft-page-break/><text:s text:c="16"/></text:p>
      <text:p text:style-name="P5"><text:s text:c="16"/>// Add all symbols from FIRST(Y) to FIRST(X) except epsilon</text:p>
      <text:p text:style-name="P5"><text:s text:c="16"/>update_set(first[X], first[Y], m);</text:p>
      <text:p text:style-name="P5"><text:s text:c="16"/></text:p>
      <text:p text:style-name="P5"><text:s text:c="16"/>// If Y doesn't have epsilon, stop</text:p>
      <text:p text:style-name="P5"><text:s text:c="16"/>if (!first[Y][m]){</text:p>
      <text:p text:style-name="P5"><text:s text:c="20"/>nullable = false;</text:p>
      <text:p text:style-name="P5"><text:s text:c="20"/>break;</text:p>
      <text:p text:style-name="P5"><text:s text:c="16"/>}</text:p>
      <text:p text:style-name="P5"><text:s text:c="12"/>}</text:p>
      <text:p text:style-name="P5"><text:s text:c="12"/></text:p>
      <text:p text:style-name="P5"><text:s text:c="12"/>if (nullable){</text:p>
      <text:p text:style-name="P5"><text:s text:c="16"/>update(first,X,m,true);</text:p>
      <text:p text:style-name="P5"><text:s text:c="12"/>}</text:p>
      <text:p text:style-name="P5"><text:s text:c="8"/>}</text:p>
      <text:p text:style-name="P5"><text:s text:c="4"/>}</text:p>
      <text:p text:style-name="P5">}</text:p>
      <text:p text:style-name="P5"/>
      <text:p text:style-name="P5">void find_follow(struct Grammar* g, int** first,int** follow){</text:p>
      <text:p text:style-name="P5"><text:s text:c="4"/>changed = true;</text:p>
      <text:p text:style-name="P5"><text:s text:c="4"/>int production_num = g-&gt;production_num;</text:p>
      <text:p text:style-name="P5"><text:s text:c="4"/>// Add $ to follow set of start symbol</text:p>
      <text:p text:style-name="P5"><text:s text:c="4"/>int start_idx = find_index(g-&gt;non_terminals, g-&gt;startState);</text:p>
      <text:p text:style-name="P5"><text:s text:c="4"/>if (start_idx &gt;= 0) {</text:p>
      <text:p text:style-name="P5"><text:s text:c="8"/>follow[start_idx][m] = true;</text:p>
      <text:p text:style-name="P5"><text:s text:c="4"/>}</text:p>
      <text:p text:style-name="P5"><text:s text:c="4"/>while (changed){</text:p>
      <text:p text:style-name="P5"><text:s text:c="8"/>changed = false;</text:p>
      <text:p text:style-name="P5"><text:s text:c="8"/>for (int p=0;p&lt;production_num;++p){</text:p>
      <text:p text:style-name="P5"><text:s text:c="12"/>int X = find_index(g-&gt;non_terminals,g-&gt;rules[p].symbol);</text:p>
      <text:p text:style-name="P5"><text:s text:c="12"/>char* expression = g-&gt;rules[p].expression;</text:p>
      <text:p text:style-name="P5"><text:soft-page-break/><text:s text:c="12"/>if (X&lt;0){</text:p>
      <text:p text:style-name="P5"><text:s text:c="16"/>continue;</text:p>
      <text:p text:style-name="P5"><text:s text:c="12"/>}</text:p>
      <text:p text:style-name="P5"><text:s text:c="12"/>int k = strlen(expression);</text:p>
      <text:p text:style-name="P5"><text:s text:c="12"/>for (int i=0;i&lt;k;++i){</text:p>
      <text:p text:style-name="P5"><text:s text:c="16"/>int Y = find_index(g-&gt;non_terminals,expression[i]);</text:p>
      <text:p text:style-name="P5"><text:s text:c="16"/>if (Y&lt;0){</text:p>
      <text:p text:style-name="P5"><text:s text:c="20"/>continue;</text:p>
      <text:p text:style-name="P5"><text:s text:c="16"/>}</text:p>
      <text:p text:style-name="P5"><text:s text:c="16"/>bool nullable = true;</text:p>
      <text:p text:style-name="P5"><text:s text:c="16"/>for (int j=i+1;j&lt;k &amp;&amp; nullable;++j){</text:p>
      <text:p text:style-name="P5"><text:s text:c="20"/>int Z = find_index(g-&gt;non_terminals,expression[j]);</text:p>
      <text:p text:style-name="P5"><text:s text:c="20"/>if (Z&lt;0){</text:p>
      <text:p text:style-name="P5"><text:s text:c="24"/>int t = find_index(g-&gt;terminals,expression[j]);</text:p>
      <text:p text:style-name="P5"><text:s text:c="24"/>update(follow,Y,t,true);</text:p>
      <text:p text:style-name="P5"><text:s text:c="24"/>nullable = false;</text:p>
      <text:p text:style-name="P5"><text:s text:c="24"/>break;</text:p>
      <text:p text:style-name="P5"><text:s text:c="20"/>}</text:p>
      <text:p text:style-name="P5"><text:s text:c="20"/>if (!first[Z][m]){</text:p>
      <text:p text:style-name="P5"><text:s text:c="24"/>nullable = false;</text:p>
      <text:p text:style-name="P5"><text:s text:c="20"/>}</text:p>
      <text:p text:style-name="P5"><text:s text:c="20"/>update_set(follow[Y],first[Z],m);</text:p>
      <text:p text:style-name="P5"><text:s text:c="16"/>}</text:p>
      <text:p text:style-name="P5"><text:s text:c="16"/>if (nullable){</text:p>
      <text:p text:style-name="P5"><text:s text:c="20"/>update_set(follow[Y],follow[X],m+1); //Include m representing $</text:p>
      <text:p text:style-name="P5"><text:s text:c="16"/>}</text:p>
      <text:p text:style-name="P5"><text:s text:c="12"/>}</text:p>
      <text:p text:style-name="P5"><text:s text:c="8"/>}</text:p>
      <text:p text:style-name="P5"><text:s text:c="4"/>}</text:p>
      <text:p text:style-name="P5">}</text:p>
      <text:p text:style-name="P5"/>
      <text:p text:style-name="P5"><text:soft-page-break/>void find_first_follow(struct Grammar* g){</text:p>
      <text:p text:style-name="P5"><text:s text:c="4"/>n = strlen(g-&gt;non_terminals);</text:p>
      <text:p text:style-name="P5"><text:s text:c="4"/>m = strlen(g-&gt;terminals);</text:p>
      <text:p text:style-name="P5"><text:s text:c="4"/>g-&gt;terminals[m] = 'e';</text:p>
      <text:p text:style-name="P5"><text:s text:c="4"/>g-&gt;terminals[m+1] = '\0';</text:p>
      <text:p text:style-name="P5"/>
      <text:p text:style-name="P5"><text:s text:c="4"/>int** first = malloc(sizeof(int*)*n);</text:p>
      <text:p text:style-name="P5"><text:s text:c="4"/>int** follow = malloc(sizeof(int*)*n);</text:p>
      <text:p text:style-name="P5"><text:s text:c="4"/>for (int i=0;i&lt;n;++i){</text:p>
      <text:p text:style-name="P5"><text:s text:c="8"/>first[i] = malloc(sizeof(int)*(m+1));</text:p>
      <text:p text:style-name="P5"><text:s text:c="8"/>follow[i] = malloc(sizeof(int)*(m+1));</text:p>
      <text:p text:style-name="P5"><text:s text:c="8"/>for (int j=0;j&lt;=m;++j){</text:p>
      <text:p text:style-name="P5"><text:s text:c="12"/>first[i][j] = 0;</text:p>
      <text:p text:style-name="P5"><text:s text:c="12"/>follow[i][j] = 0;</text:p>
      <text:p text:style-name="P5"><text:s text:c="8"/>}</text:p>
      <text:p text:style-name="P5"><text:s text:c="4"/>}</text:p>
      <text:p text:style-name="P5"/>
      <text:p text:style-name="P5"><text:s text:c="4"/>find_first(g,first);</text:p>
      <text:p text:style-name="P5"><text:s text:c="4"/>find_follow(g,first,follow);</text:p>
      <text:p text:style-name="P5"/>
      <text:p text:style-name="P5"><text:s text:c="4"/>for (int i=0;i&lt;n;++i){</text:p>
      <text:p text:style-name="P5"><text:s text:c="8"/>printf("First(%c) = {",g-&gt;non_terminals[i]);</text:p>
      <text:p text:style-name="P5"><text:s text:c="8"/>bool flag = false;</text:p>
      <text:p text:style-name="P5"><text:s text:c="8"/>for (int j=0;j&lt;=m;++j){</text:p>
      <text:p text:style-name="P5"><text:s text:c="12"/>if (!first[i][j]) continue;</text:p>
      <text:p text:style-name="P5"><text:s text:c="12"/>if (flag){</text:p>
      <text:p text:style-name="P5"><text:s text:c="16"/>printf(",");</text:p>
      <text:p text:style-name="P5"><text:s text:c="12"/>}</text:p>
      <text:p text:style-name="P5"><text:s text:c="12"/>flag = true;</text:p>
      <text:p text:style-name="P5"><text:s text:c="12"/>char c = 'e';</text:p>
      <text:p text:style-name="P5"><text:s text:c="12"/>if (j!=m){</text:p>
      <text:p text:style-name="P5"><text:soft-page-break/><text:s text:c="16"/>c = g-&gt;terminals[j];</text:p>
      <text:p text:style-name="P5"><text:s text:c="12"/>}</text:p>
      <text:p text:style-name="P5"><text:s text:c="12"/>printf("%c",c);</text:p>
      <text:p text:style-name="P5"><text:s text:c="8"/>}</text:p>
      <text:p text:style-name="P5"><text:s text:c="8"/>printf("}\n");</text:p>
      <text:p text:style-name="P5"/>
      <text:p text:style-name="P5"><text:s text:c="8"/>printf("Follow(%c) = {",g-&gt;non_terminals[i]);</text:p>
      <text:p text:style-name="P5"><text:s text:c="8"/>flag = false;</text:p>
      <text:p text:style-name="P5"><text:s text:c="8"/>for (int j=0;j&lt;=m;++j){</text:p>
      <text:p text:style-name="P5"><text:s text:c="12"/>if (!follow[i][j]) continue;</text:p>
      <text:p text:style-name="P5"><text:s text:c="12"/>if (flag){</text:p>
      <text:p text:style-name="P5"><text:s text:c="16"/>printf(",");</text:p>
      <text:p text:style-name="P5"><text:s text:c="12"/>}</text:p>
      <text:p text:style-name="P5"><text:s text:c="12"/>flag = true;</text:p>
      <text:p text:style-name="P5"><text:s text:c="12"/>char c = '$';</text:p>
      <text:p text:style-name="P5"><text:s text:c="12"/>if (j!=m){</text:p>
      <text:p text:style-name="P5"><text:s text:c="16"/>c = g-&gt;terminals[j];</text:p>
      <text:p text:style-name="P5"><text:s text:c="12"/>}</text:p>
      <text:p text:style-name="P5"><text:s text:c="12"/>printf("%c",c);</text:p>
      <text:p text:style-name="P5"><text:s text:c="8"/>}</text:p>
      <text:p text:style-name="P5"><text:s text:c="8"/>printf("}\n");</text:p>
      <text:p text:style-name="P5"><text:s text:c="4"/>}</text:p>
      <text:p text:style-name="P5"/>
      <text:p text:style-name="P5"><text:s text:c="4"/>for (int i=0;i&lt;n;++i){</text:p>
      <text:p text:style-name="P5"><text:s text:c="8"/>free(first[i]);</text:p>
      <text:p text:style-name="P5"><text:s text:c="8"/>free(follow[i]);</text:p>
      <text:p text:style-name="P5"><text:s text:c="4"/>}</text:p>
      <text:p text:style-name="P5"><text:s text:c="4"/>free(first);</text:p>
      <text:p text:style-name="P5"><text:s text:c="4"/>free(follow);</text:p>
      <text:p text:style-name="P5">}</text:p>
      <text:p text:style-name="P5"/>
      <text:p text:style-name="P5"><text:soft-page-break/>int main(){</text:p>
      <text:p text:style-name="P5"><text:s text:c="4"/>struct Grammar* g = read_grammar();</text:p>
      <text:p text:style-name="P5"><text:s text:c="4"/>find_first_follow(g);</text:p>
      <text:p text:style-name="P5"><text:s text:c="4"/>free(g);</text:p>
      <text:p text:style-name="P5"><text:s text:c="4"/>return 0;</text:p>
      <text:p text:style-name="P5">}</text:p>
      <text:h text:style-name="P6" text:outline-level="2">OUTPUT:</text:h>
      <text:p text:style-name="P7">input.txt:</text:p>
      <text:p text:style-name="P5">4 3 6</text:p>
      <text:p text:style-name="P5">T</text:p>
      <text:p text:style-name="P5">TQRS</text:p>
      <text:p text:style-name="P5">xyz</text:p>
      <text:p text:style-name="P5">T-&gt;Qx</text:p>
      <text:p text:style-name="P5">Q-&gt;RS</text:p>
      <text:p text:style-name="P5">R-&gt;y</text:p>
      <text:p text:style-name="P5">R-&gt;e</text:p>
      <text:p text:style-name="P5">S-&gt;z</text:p>
      <text:p text:style-name="P5">S-&gt;e</text:p>
      <text:p text:style-name="P5">xyxyz</text:p>
      <text:p text:style-name="P5"/>
      <text:p text:style-name="P7">Output:</text:p>
      <text:p text:style-name="P5">First(T) = {x,y,z}</text:p>
      <text:p text:style-name="P5">Follow(T) = {$}</text:p>
      <text:p text:style-name="P5">First(Q) = {y,z,e}</text:p>
      <text:p text:style-name="P5">Follow(Q) = {x}</text:p>
      <text:p text:style-name="P5">First(R) = {y,e}</text:p>
      <text:p text:style-name="P5">Follow(R) = {x,z}</text:p>
      <text:p text:style-name="P5">First(S) = {z,e}</text:p>
      <text:p text:style-name="P5">Follow(S) = {x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655cm" fo:margin-bottom="1.984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21:25:54.708728899</meta:creation-date>
    <dc:date>2025-09-28T12:36:07.706295921</dc:date>
    <meta:editing-duration>PT6H32M50S</meta:editing-duration>
    <meta:editing-cycles>23</meta:editing-cycles>
    <meta:generator>LibreOffice/25.2.6.2$Linux_X86_64 LibreOffice_project/520$Build-2</meta:generator>
    <meta:print-date>2025-08-16T13:49:58.968410389</meta:print-date>
    <meta:printed-by>PDF files</meta:printed-by>
    <meta:document-statistic meta:table-count="0" meta:image-count="0" meta:object-count="0" meta:page-count="13" meta:paragraph-count="364" meta:word-count="878" meta:character-count="9551" meta:non-whitespace-character-count="6510"/>
  </office:meta>
</office:document-meta>
</file>